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2b6" officeooo:paragraph-rsid="0012a2b6"/>
    </style:style>
    <style:style style:name="P2" style:family="paragraph" style:parent-style-name="Standard">
      <style:text-properties officeooo:rsid="0012a2b6" officeooo:paragraph-rsid="0013319d"/>
    </style:style>
    <style:style style:name="P3" style:family="paragraph" style:parent-style-name="Standard">
      <style:text-properties officeooo:rsid="0013319d" officeooo:paragraph-rsid="0013319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19d" officeooo:paragraph-rsid="00147afa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19d" officeooo:paragraph-rsid="0013319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officeooo:rsid="00147afa" officeooo:paragraph-rsid="00147af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rsid="0013319d" officeooo:paragraph-rsid="0013319d"/>
    </style:style>
    <style:style style:name="P8" style:family="paragraph" style:parent-style-name="Standard">
      <style:text-properties officeooo:rsid="0013319d" officeooo:paragraph-rsid="0013319d"/>
    </style:style>
    <style:style style:name="P9" style:family="paragraph" style:parent-style-name="Standard">
      <style:text-properties style:text-underline-style="solid" style:text-underline-width="auto" style:text-underline-color="font-color" officeooo:rsid="001699d9" officeooo:paragraph-rsid="001699d9"/>
    </style:style>
    <style:style style:name="P10" style:family="paragraph" style:parent-style-name="Standard">
      <style:text-properties officeooo:rsid="001699d9" officeooo:paragraph-rsid="001699d9"/>
    </style:style>
    <style:style style:name="P11" style:family="paragraph" style:parent-style-name="Standard">
      <style:text-properties officeooo:rsid="0018493e" officeooo:paragraph-rsid="0018493e"/>
    </style:style>
    <style:style style:name="P12" style:family="paragraph" style:parent-style-name="Standard">
      <style:text-properties officeooo:rsid="0019c852" officeooo:paragraph-rsid="001b78e0"/>
    </style:style>
    <style:style style:name="P13" style:family="paragraph" style:parent-style-name="Standard">
      <style:text-properties officeooo:rsid="001b78e0" officeooo:paragraph-rsid="001b78e0"/>
    </style:style>
    <style:style style:name="P14" style:family="paragraph" style:parent-style-name="Standard">
      <style:text-properties officeooo:rsid="001b78e0" officeooo:paragraph-rsid="001c7e26"/>
    </style:style>
    <style:style style:name="P15" style:family="paragraph" style:parent-style-name="Standard">
      <style:text-properties officeooo:rsid="001c7e26" officeooo:paragraph-rsid="001c7e26"/>
    </style:style>
    <style:style style:name="P16" style:family="paragraph" style:parent-style-name="Standard">
      <style:text-properties officeooo:rsid="001d8951" officeooo:paragraph-rsid="001d8951"/>
    </style:style>
    <style:style style:name="P17" style:family="paragraph" style:parent-style-name="Standard">
      <style:text-properties officeooo:rsid="001edb6f" officeooo:paragraph-rsid="001edb6f"/>
    </style:style>
    <style:style style:name="P18" style:family="paragraph" style:parent-style-name="Standard">
      <style:text-properties officeooo:rsid="00202d3c" officeooo:paragraph-rsid="00202d3c"/>
    </style:style>
    <style:style style:name="P19" style:family="paragraph" style:parent-style-name="Standard">
      <style:text-properties officeooo:rsid="0021e75f" officeooo:paragraph-rsid="0021e75f"/>
    </style:style>
    <style:style style:name="P20" style:family="paragraph" style:parent-style-name="Standard">
      <style:text-properties fo:font-weight="normal" officeooo:rsid="00174948" officeooo:paragraph-rsid="00237716" style:font-weight-asian="normal" style:font-weight-complex="normal"/>
    </style:style>
    <style:style style:name="P21" style:family="paragraph" style:parent-style-name="Standard">
      <style:text-properties fo:font-weight="normal" officeooo:rsid="00163bd6" officeooo:paragraph-rsid="00237716" style:font-weight-asian="normal" style:font-weight-complex="normal"/>
    </style:style>
    <style:style style:name="P22" style:family="paragraph" style:parent-style-name="Standard">
      <style:text-properties fo:font-weight="normal" officeooo:rsid="00169959" officeooo:paragraph-rsid="00237716" style:font-weight-asian="normal" style:font-weight-complex="normal"/>
    </style:style>
    <style:style style:name="P23" style:family="paragraph" style:parent-style-name="Standard">
      <style:text-properties fo:font-weight="normal" officeooo:rsid="0018bb62" officeooo:paragraph-rsid="00237716" style:font-weight-asian="normal" style:font-weight-complex="normal"/>
    </style:style>
    <style:style style:name="P24" style:family="paragraph" style:parent-style-name="Standard">
      <style:text-properties fo:font-weight="normal" officeooo:rsid="001a684f" officeooo:paragraph-rsid="00237716" style:font-weight-asian="normal" style:font-weight-complex="normal"/>
    </style:style>
    <style:style style:name="P25" style:family="paragraph" style:parent-style-name="Standard">
      <style:text-properties fo:font-weight="normal" officeooo:rsid="00237716" officeooo:paragraph-rsid="00237716" style:font-weight-asian="normal" style:font-weight-complex="normal"/>
    </style:style>
    <style:style style:name="T1" style:family="text">
      <style:text-properties officeooo:rsid="00147afa"/>
    </style:style>
    <style:style style:name="T2" style:family="text">
      <style:text-properties officeooo:rsid="0018493e"/>
    </style:style>
    <style:style style:name="T3" style:family="text">
      <style:text-properties officeooo:rsid="001b78e0"/>
    </style:style>
    <style:style style:name="T4" style:family="text">
      <style:text-properties officeooo:rsid="001c7e26"/>
    </style:style>
    <style:style style:name="T5" style:family="text">
      <style:text-properties officeooo:rsid="00202d3c"/>
    </style:style>
    <style:style style:name="T6" style:family="text">
      <style:text-properties style:text-position="super 58%"/>
    </style:style>
    <style:style style:name="T7" style:family="text">
      <style:text-properties officeooo:rsid="001749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aniel Flora &amp; Jake Broadway</text:p>
      <text:p text:style-name="P19">Assignment 4, part 2</text:p>
      <text:p text:style-name="P3"/>
      <text:p text:style-name="P3">1.</text:p>
      <text:p text:style-name="P3">daniel@daniel-VirtualBox:~$ ls </text:p>
      <text:p text:style-name="P3">Desktop <text:s text:c="3"/>Downloads <text:s text:c="8"/>Music <text:s text:c="4"/>Public <text:s text:c="4"/>Videos </text:p>
      <text:p text:style-name="P3">Documents <text:s/>examples.desktop <text:s/>Pictures <text:s/>Templates </text:p>
      <text:p text:style-name="P3">daniel@daniel-VirtualBox:~$ ls -a </text:p>
      <text:p text:style-name="P3">. <text:s text:c="13"/>Downloads <text:s text:c="8"/>Templates </text:p>
      <text:p text:style-name="P3">.. <text:s text:c="12"/>examples.desktop <text:s/>.vboxclient-clipboard.pid </text:p>
      <text:p text:style-name="P3">.bash_history <text:s/>.gconf <text:s text:c="11"/>.vboxclient-display.pid </text:p>
      <text:p text:style-name="P3">.bash_logout <text:s text:c="2"/>.ICEauthority <text:s text:c="4"/>.vboxclient-draganddrop.pid </text:p>
      <text:p text:style-name="P3">.bashrc <text:s text:c="7"/>.java <text:s text:c="12"/>.vboxclient-seamless.pid </text:p>
      <text:p text:style-name="P3">.cache <text:s text:c="8"/>.local <text:s text:c="11"/>Videos </text:p>
      <text:p text:style-name="P3">.compiz <text:s text:c="7"/>.mozilla <text:s text:c="9"/>.Xauthority </text:p>
      <text:p text:style-name="P3">.config <text:s text:c="7"/>Music <text:s text:c="12"/>.xsession-errors </text:p>
      <text:p text:style-name="P3">Desktop <text:s text:c="7"/>Pictures <text:s text:c="9"/>.xsession-errors.old </text:p>
      <text:p text:style-name="P3">.dmrc <text:s text:c="9"/>.profile </text:p>
      <text:p text:style-name="P3">Documents <text:s text:c="5"/>Public </text:p>
      <text:p text:style-name="P1"/>
      <text:p text:style-name="P2">2.</text:p>
      <text:p text:style-name="P2">daniel@daniel-VirtualBox:~$ ls -al </text:p>
      <text:p text:style-name="P1">total 132 </text:p>
      <text:p text:style-name="P1">drwxr-xr-x 17 daniel daniel 4096 Feb 18 11:28 . </text:p>
      <text:p text:style-name="P1">drwxr-xr-x <text:s/>3 root <text:s text:c="2"/>root <text:s text:c="2"/>4096 Feb 16 14:40 .. </text:p>
      <text:p text:style-name="P1">-rw------- <text:s/>1 daniel daniel <text:s/>411 Feb 18 11:19 .bash_history </text:p>
      <text:p text:style-name="P1">-rw-r--r-- <text:s/>1 daniel daniel <text:s/>220 Feb 16 14:40 .bash_logout </text:p>
      <text:p text:style-name="P1">-rw-r--r-- <text:s/>1 daniel daniel 3637 Feb 16 14:40 .bashrc </text:p>
      <text:p text:style-name="P1">drwx------ 20 daniel daniel 4096 Feb 18 11:28 .cache </text:p>
      <text:p text:style-name="P1">drwx------ <text:s/>3 daniel daniel 4096 Feb 16 18:26 .compiz </text:p>
      <text:p text:style-name="P1">drwx------ 16 daniel daniel 4096 Feb 18 11:28 .config </text:p>
      <text:p text:style-name="P1">drwxr-xr-x <text:s/>2 daniel daniel 4096 Feb 16 15:00 Desktop </text:p>
      <text:p text:style-name="P1">-rw-r--r-- <text:s/>1 daniel daniel <text:s text:c="2"/>25 Feb 16 15:00 .dmrc </text:p>
      <text:p text:style-name="P1">drwxr-xr-x <text:s/>2 daniel daniel 4096 Feb 18 10:42 Documents </text:p>
      <text:p text:style-name="P1">drwxr-xr-x <text:s/>5 daniel daniel 4096 Feb 18 10:42 Downloads </text:p>
      <text:p text:style-name="P1">-rw-r--r-- <text:s/>1 daniel daniel 8980 Feb 16 14:40 examples.desktop </text:p>
      <text:p text:style-name="P1">drwx------ <text:s/>3 daniel daniel 4096 Feb 18 10:56 .gconf </text:p>
      <text:p text:style-name="P1">-rw------- <text:s/>1 daniel daniel 1448 Feb 18 10:56 .ICEauthority </text:p>
      <text:p text:style-name="P1">drwxrwxr-x <text:s/>3 daniel daniel 4096 Feb 16 19:50 .java </text:p>
      <text:p text:style-name="P1">drwxr-xr-x <text:s/>3 daniel daniel 4096 Feb 16 15:00 .local </text:p>
      <text:p text:style-name="P1">drwx------ <text:s/>4 daniel daniel 4096 Feb 16 19:03 .mozilla </text:p>
      <text:p text:style-name="P1">drwxr-xr-x <text:s/>2 daniel daniel 4096 Feb 16 15:00 Music </text:p>
      <text:p text:style-name="P1">drwxr-xr-x <text:s/>2 daniel daniel 4096 Feb 16 15:00 Pictures </text:p>
      <text:p text:style-name="P1">-rw-r--r-- <text:s/>1 daniel daniel <text:s/>675 Feb 16 14:40 .profile </text:p>
      <text:p text:style-name="P1">drwxr-xr-x <text:s/>2 daniel daniel 4096 Feb 16 15:00 Public </text:p>
      <text:p text:style-name="P1">drwxr-xr-x <text:s/>2 daniel daniel 4096 Feb 16 15:00 Templates </text:p>
      <text:p text:style-name="P1">-rw-r----- <text:s/>1 daniel daniel <text:s text:c="3"/>5 Feb 18 10:56 .vboxclient-clipboard.pid </text:p>
      <text:p text:style-name="P1">-rw-r----- <text:s/>1 daniel daniel <text:s text:c="3"/>5 Feb 18 10:56 .vboxclient-display.pid </text:p>
      <text:p text:style-name="P1">-rw-r----- <text:s/>1 daniel daniel <text:s text:c="3"/>5 Feb 18 10:56 .vboxclient-draganddrop.pid </text:p>
      <text:p text:style-name="P1"><text:soft-page-break/>-rw-r----- <text:s/>1 daniel daniel <text:s text:c="3"/>5 Feb 18 10:56 .vboxclient-seamless.pid </text:p>
      <text:p text:style-name="P1">drwxr-xr-x <text:s/>2 daniel daniel 4096 Feb 16 15:00 Videos </text:p>
      <text:p text:style-name="P1">-rw------- <text:s/>1 daniel daniel <text:s text:c="2"/>62 Feb 18 10:56 .Xauthority </text:p>
      <text:p text:style-name="P1">-rw------- <text:s/>1 daniel daniel <text:s/>259 Feb 18 10:56 .xsession-errors </text:p>
      <text:p text:style-name="P1">-rw------- <text:s/>1 daniel daniel <text:s/>862 Feb 18 10:04 .xsession-errors.old </text:p>
      <text:p text:style-name="P1"/>
      <text:p text:style-name="P1"/>
      <text:p text:style-name="P1">3. <text:s text:c="2"/>The first character specifies whether it is a directory or a regular file. The next 3 characters denote whether the owner has read, write, and execute permissions. The next 3 characters denote whether the group has read, write, and execute permissions. The last three characters denote whether 'other' have read, write, and execute permissions.</text:p>
      <text:p text:style-name="P1"/>
      <text:p text:style-name="P2">4.</text:p>
      <text:p text:style-name="P3">daniel@daniel-VirtualBox:~$ df -P </text:p>
      <text:p text:style-name="P3">Filesystem <text:s text:c="4"/>1024-blocks <text:s text:c="3"/>Used Available Capacity Mounted on </text:p>
      <text:p text:style-name="P3">/dev/sda1 <text:s text:c="8"/>23606716 8122124 <text:s/>14262400 <text:s text:c="5"/>37% / </text:p>
      <text:p text:style-name="P3">none <text:s text:c="20"/>4 <text:s text:c="6"/>0 <text:s text:c="8"/>4 <text:s text:c="6"/>0% /sys/fs/cgroup </text:p>
      <text:p text:style-name="P3">udev <text:s text:c="15"/>498152 <text:s text:c="6"/>4 <text:s text:c="3"/>498148 <text:s text:c="6"/>1% /dev </text:p>
      <text:p text:style-name="P3">tmpfs <text:s text:c="14"/>101788 <text:s text:c="4"/>904 <text:s text:c="3"/>100884 <text:s text:c="6"/>1% /run </text:p>
      <text:p text:style-name="P3">none <text:s text:c="17"/>5120 <text:s text:c="6"/>0 <text:s text:c="5"/>5120 <text:s text:c="6"/>0% /run/lock </text:p>
      <text:p text:style-name="P3">none <text:s text:c="15"/>508932 <text:s text:c="4"/>156 <text:s text:c="3"/>508776 <text:s text:c="6"/>1% /run/shm </text:p>
      <text:p text:style-name="P3">none <text:s text:c="15"/>102400 <text:s text:c="5"/>36 <text:s text:c="3"/>102364 <text:s text:c="6"/>1% /run/user </text:p>
      <text:p text:style-name="P3">/dev/sr0 <text:s text:c="12"/>56754 <text:s text:c="2"/>56754 <text:s text:c="8"/>0 <text:s text:c="4"/>100% /media/daniel/VBOXADDITIONS_4.3.22_98236 </text:p>
      <text:p text:style-name="P3"/>
      <text:p text:style-name="P3">5.</text:p>
      <text:p text:style-name="P3">daniel@daniel-VirtualBox:~$ cd /bin </text:p>
      <text:p text:style-name="P3">daniel@daniel-VirtualBox:/bin$ ls </text:p>
      <text:p text:style-name="P3">bash <text:s text:c="17"/>fgconsole <text:s text:c="2"/>nc <text:s text:c="22"/>sed </text:p>
      <text:p text:style-name="P3">bunzip2 <text:s text:c="14"/>fgrep <text:s text:c="6"/>nc.openbsd <text:s text:c="14"/>setfacl </text:p>
      <text:p text:style-name="P3">busybox <text:s text:c="14"/>findmnt <text:s text:c="4"/>netcat <text:s text:c="18"/>setfont </text:p>
      <text:p text:style-name="P3">bzcat <text:s text:c="16"/>fuser <text:s text:c="6"/>netstat <text:s text:c="17"/>setupcon </text:p>
      <text:p text:style-name="P3">bzcmp <text:s text:c="16"/>fusermount <text:s/>nisdomainname <text:s text:c="11"/>sh </text:p>
      <text:p text:style-name="P3">bzdiff <text:s text:c="15"/>getfacl <text:s text:c="4"/>ntfs-3g <text:s text:c="17"/>sh.distrib </text:p>
      <text:p text:style-name="P3">bzegrep <text:s text:c="14"/>grep <text:s text:c="7"/>ntfs-3g.probe <text:s text:c="11"/>sleep </text:p>
      <text:p text:style-name="P3">bzexe <text:s text:c="16"/>gunzip <text:s text:c="5"/>ntfs-3g.secaudit <text:s text:c="8"/>ss </text:p>
      <text:p text:style-name="P3">bzfgrep <text:s text:c="14"/>gzexe <text:s text:c="6"/>ntfs-3g.usermap <text:s text:c="9"/>static-sh </text:p>
      <text:p text:style-name="P3">bzgrep <text:s text:c="15"/>gzip <text:s text:c="7"/>ntfscat <text:s text:c="17"/>stty </text:p>
      <text:p text:style-name="P3">bzip2 <text:s text:c="16"/>hostname <text:s text:c="3"/>ntfsck <text:s text:c="18"/>su </text:p>
      <text:p text:style-name="P3">bzip2recover <text:s text:c="9"/>ip <text:s text:c="9"/>ntfscluster <text:s text:c="13"/>sync </text:p>
      <text:p text:style-name="P3">bzless <text:s text:c="15"/>kbd_mode <text:s text:c="3"/>ntfscmp <text:s text:c="17"/>tailf </text:p>
      <text:p text:style-name="P3">bzmore <text:s text:c="15"/>kill <text:s text:c="7"/>ntfsdump_logfile <text:s text:c="8"/>tar </text:p>
      <text:p text:style-name="P3">cat <text:s text:c="18"/>kmod <text:s text:c="7"/>ntfsfix <text:s text:c="17"/>tempfile </text:p>
      <text:p text:style-name="P3">chacl <text:s text:c="16"/>less <text:s text:c="7"/>ntfsinfo <text:s text:c="16"/>touch </text:p>
      <text:p text:style-name="P3">chgrp <text:s text:c="16"/>lessecho <text:s text:c="3"/>ntfsls <text:s text:c="18"/>true </text:p>
      <text:p text:style-name="P3">chmod <text:s text:c="16"/>lessfile <text:s text:c="3"/>ntfsmftalloc <text:s text:c="12"/>udevadm </text:p>
      <text:p text:style-name="P3">chown <text:s text:c="16"/>lesskey <text:s text:c="4"/>ntfsmove <text:s text:c="16"/>ulockmgr_server </text:p>
      <text:p text:style-name="P3">chvt <text:s text:c="17"/>lesspipe <text:s text:c="3"/>ntfstruncate <text:s text:c="12"/>umount </text:p>
      <text:p text:style-name="P3">cp <text:s text:c="19"/>ln <text:s text:c="9"/>ntfswipe <text:s text:c="16"/>uname </text:p>
      <text:p text:style-name="P3">cpio <text:s text:c="17"/>loadkeys <text:s text:c="3"/>open <text:s text:c="20"/>uncompress </text:p>
      <text:p text:style-name="P3"><text:soft-page-break/>dash <text:s text:c="17"/>login <text:s text:c="6"/>openvt <text:s text:c="18"/>unicode_start </text:p>
      <text:p text:style-name="P3">date <text:s text:c="17"/>loginctl <text:s text:c="3"/>pidof <text:s text:c="19"/>vdir </text:p>
      <text:p text:style-name="P3">dbus-cleanup-sockets <text:s/>lowntfs-3g <text:s/>ping <text:s text:c="20"/>vmmouse_detect </text:p>
      <text:p text:style-name="P3">dbus-daemon <text:s text:c="10"/>ls <text:s text:c="9"/>ping6 <text:s text:c="19"/>which </text:p>
      <text:p text:style-name="P3">dbus-uuidgen <text:s text:c="9"/>lsblk <text:s text:c="6"/>plymouth <text:s text:c="16"/>whiptail </text:p>
      <text:p text:style-name="P3">dd <text:s text:c="19"/>lsmod <text:s text:c="6"/>plymouth-upstart-bridge <text:s/>ypdomainname </text:p>
      <text:p text:style-name="P3">df <text:s text:c="19"/>mkdir <text:s text:c="6"/>ps <text:s text:c="22"/>zcat </text:p>
      <text:p text:style-name="P3">dir <text:s text:c="18"/>mknod <text:s text:c="6"/>pwd <text:s text:c="21"/>zcmp </text:p>
      <text:p text:style-name="P3">dmesg <text:s text:c="16"/>mktemp <text:s text:c="5"/>rbash <text:s text:c="19"/>zdiff </text:p>
      <text:p text:style-name="P3">dnsdomainname <text:s text:c="8"/>more <text:s text:c="7"/>readlink <text:s text:c="16"/>zegrep </text:p>
      <text:p text:style-name="P3">domainname <text:s text:c="11"/>mount <text:s text:c="6"/>red <text:s text:c="21"/>zfgrep </text:p>
      <text:p text:style-name="P3">dumpkeys <text:s text:c="13"/>mountpoint <text:s/>rm <text:s text:c="22"/>zforce </text:p>
      <text:p text:style-name="P3">echo <text:s text:c="17"/>mt <text:s text:c="9"/>rmdir <text:s text:c="19"/>zgrep </text:p>
      <text:p text:style-name="P3">ed <text:s text:c="19"/>mt-gnu <text:s text:c="5"/>rnano <text:s text:c="19"/>zless </text:p>
      <text:p text:style-name="P3">egrep <text:s text:c="16"/>mv <text:s text:c="9"/>running-in-container <text:s text:c="4"/>zmore </text:p>
      <text:p text:style-name="P3">false <text:s text:c="16"/>nano <text:s text:c="7"/>run-parts <text:s text:c="15"/>znew </text:p>
      <text:p text:style-name="P3"/>
      <text:p text:style-name="P9">5 Programs:</text:p>
      <text:p text:style-name="P3">NAME </text:p>
      <text:p text:style-name="P3"><text:s text:c="7"/>readlink - print resolved symbolic links or canonical file names </text:p>
      <text:p text:style-name="P3"/>
      <text:p text:style-name="P3">SYNOPSIS </text:p>
      <text:p text:style-name="P3"><text:s text:c="7"/>readlink [OPTION]... FILE...</text:p>
      <text:p text:style-name="P3"/>
      <text:p text:style-name="P3">NAME </text:p>
      <text:p text:style-name="P3"><text:s text:c="7"/>lessfile, lesspipe - "input preprocessor" for <text:s/>less. </text:p>
      <text:p text:style-name="P3"/>
      <text:p text:style-name="P3">SYNOPSIS </text:p>
      <text:p text:style-name="P3"><text:s text:c="7"/>lessfile, lesspipe </text:p>
      <text:p text:style-name="P3"/>
      <text:p text:style-name="P3">NAME </text:p>
      <text:p text:style-name="P3"><text:s text:c="7"/>nano - Nano's ANOther editor, an enhanced free Pico clone </text:p>
      <text:p text:style-name="P3"/>
      <text:p text:style-name="P3">SYNOPSIS </text:p>
      <text:p text:style-name="P3"><text:s text:c="7"/>nano [OPTIONS] [[+LINE,COLUMN] FILE]... </text:p>
      <text:p text:style-name="P3"/>
      <text:p text:style-name="P3">NAME </text:p>
      <text:p text:style-name="P3"><text:s text:c="7"/>chown - change file owner and group </text:p>
      <text:p text:style-name="P3"/>
      <text:p text:style-name="P3">SYNOPSIS </text:p>
      <text:p text:style-name="P3"><text:s text:c="7"/>chown [OPTION]... [OWNER][:[GROUP]] FILE... </text:p>
      <text:p text:style-name="P3"><text:s text:c="7"/>chown [OPTION]... --reference=RFILE FILE... </text:p>
      <text:p text:style-name="P3"/>
      <text:p text:style-name="P3">NAME </text:p>
      <text:p text:style-name="P3"><text:s text:c="7"/>whiptail - display dialog boxes from shell scripts </text:p>
      <text:p text:style-name="P3"/>
      <text:p text:style-name="P3">SYNOPSIS </text:p>
      <text:p text:style-name="P3"><text:s text:c="7"/>whiptail <text:s/>[ <text:s/>--title <text:s/>title <text:s/>] <text:s/>[ --backtitle backtitle ] [ --clear ] [ </text:p>
      <text:p text:style-name="P3"><text:s text:c="7"/>--default-item string ] [ --defaultno ] [ <text:s/>--fb <text:s/>] <text:s/>[ <text:s/>--nocancel <text:s/>] <text:s/>[ </text:p>
      <text:p text:style-name="P3"><text:soft-page-break/><text:s text:c="7"/>--yes-button <text:s/>text ] [ --no-button text ] [ --ok-button text ] [ --can‐ </text:p>
      <text:p text:style-name="P3"><text:s text:c="7"/>cel-button text ] [ --noitem [ ] --output-fd fd ] [ --separate-output ] </text:p>
      <text:p text:style-name="P3"><text:s text:c="7"/>[ --scrolltext ] [ --topleft ] box-options </text:p>
      <text:p text:style-name="P3"/>
      <text:p text:style-name="P20">6)</text:p>
      <text:p text:style-name="P21">jake@jake-VirtualBox:~/Documents$ mkdir ASEN4519 </text:p>
      <text:p text:style-name="P21"/>
      <text:p text:style-name="P21">jake@jake-VirtualBox:~/Documents/ASEN4519$ echo $'Jake Broadway, Class of 2015, Favorite Movie: Lord of the Rings/Pulp Fiction \nDaniel Flora, Class of 2015, Favorite Movie: <text:span text:style-name="T7">Waking Life</text:span>' &gt;asen4519test.txt </text:p>
      <text:p text:style-name="P21"/>
      <text:p text:style-name="P21">jake@jake-VirtualBox:~/Documents/ASEN4519$ chmod u+rwx asen4519test.txt </text:p>
      <text:p text:style-name="P22"/>
      <text:p text:style-name="P22">jake@jake-VirtualBox:~/Documents/ASEN4519$ ls -l </text:p>
      <text:p text:style-name="P22">total 4 </text:p>
      <text:p text:style-name="P22">-rwxrw-r-- 1 jake jake 137 Feb 19 21:07 asen4519test.txt </text:p>
      <text:p text:style-name="P22"/>
      <text:p text:style-name="P22">jake@jake-VirtualBox:~/Documents/ASEN4519$ cat asen4519test.txtJake Broadway, Class of 2015, Favorite Movie: Lord of the Rings/Pulp Fiction </text:p>
      <text:p text:style-name="P22">Daniel Flora, Class of 2015, Favorite Movie: <text:span text:style-name="T7">Waking Life</text:span></text:p>
      <text:p text:style-name="P22"/>
      <text:p text:style-name="P20">jake@jake-VirtualBox:~/Documents/ASEN4519$ mv asen4519test /home/jake/ </text:p>
      <text:p text:style-name="P20">jake@jake-VirtualBox:~/Documents/ASEN4519$ cd </text:p>
      <text:p text:style-name="P20">jake@jake-VirtualBox:~$ ls </text:p>
      <text:p text:style-name="P20">asen4519test <text:s/>Documents <text:s/>examples.desktop <text:s/>Pictures <text:s/>Templates </text:p>
      <text:p text:style-name="P20">Desktop <text:s text:c="6"/>Downloads <text:s/>Music <text:s text:c="12"/>Public <text:s text:c="3"/>Videos </text:p>
      <text:p text:style-name="P20"/>
      <text:p text:style-name="P20">jake@jake-VirtualBox:~$ mv asen4519test asen4519 </text:p>
      <text:p text:style-name="P20">jake@jake-VirtualBox:~$ ls </text:p>
      <text:p text:style-name="P20">asen4519 <text:s/>Documents <text:s/>examples.desktop <text:s/>Pictures <text:s/>Templates </text:p>
      <text:p text:style-name="P20">Desktop <text:s text:c="2"/>Downloads <text:s/>Music <text:s text:c="12"/>Public <text:s text:c="3"/>Videos </text:p>
      <text:p text:style-name="P20"/>
      <text:p text:style-name="P20">jake@jake-VirtualBox:~$ rm asen4519 </text:p>
      <text:p text:style-name="P20">jake@jake-VirtualBox:~$ ls </text:p>
      <text:p text:style-name="P20">Desktop <text:s text:c="3"/>Downloads <text:s text:c="8"/>Music <text:s text:c="4"/>Public <text:s text:c="4"/>Videos </text:p>
      <text:p text:style-name="P20">Documents <text:s/>examples.desktop <text:s/>Pictures <text:s/>Templates </text:p>
      <text:p text:style-name="P22"/>
      <text:p text:style-name="P23">7)</text:p>
      <text:p text:style-name="P23"/>
      <text:p text:style-name="P25">NOTE: for this problem the size of the rand() was reduced, since otherwise an error was reported that MATLAB ran out of memory. </text:p>
      <text:p text:style-name="P23"/>
      <text:p text:style-name="P23">After opening, MATLAB is using 0% of CPU and 26.5% of memory.</text:p>
      <text:p text:style-name="P24">After running, MATLAB is using 0% of CPU and 58.6% of memory.</text:p>
      <text:p text:style-name="P24">Commands took 13.8 seconds to run.</text:p>
      <text:p text:style-name="P24"/>
      <text:p text:style-name="P24">jake@jake-VirtualBox:~$ jobs </text:p>
      <text:p text:style-name="P24">[1]- <text:s/>Terminated <text:s text:c="13"/>matlab -nodisplay -nodesktop </text:p>
      <text:p text:style-name="P24">[2]+ <text:s/>Stopped <text:s text:c="16"/>nice -15 matlab -nodisplay -nodesktop </text:p>
      <text:p text:style-name="P24"><text:soft-page-break/></text:p>
      <text:p text:style-name="P24">With the nice command on MATLAB, command took 20.6 seconds. This is expected since MATLAB only has the 15<text:span text:style-name="T6">th</text:span> priority, but the other priorities are very small and do not take much CPU time so the increased time is not large.</text:p>
      <text:p text:style-name="P3"/>
      <text:p text:style-name="P3"><text:s/><text:span text:style-name="T1">7. </text:span></text:p>
      <text:p text:style-name="P4">- <text:span text:style-name="T1">daniel@daniel-VirtualBox:/bin$ matlab &amp; </text:span></text:p>
      <text:p text:style-name="P6">[1] 9044 </text:p>
      <text:p text:style-name="P6">daniel@daniel-VirtualBox:/bin$ MATLAB is selecting SOFTWARE OPENGL rendering. </text:p>
      <text:p text:style-name="P7"/>
      <text:p text:style-name="P7"/>
      <text:p text:style-name="P5">- <text:span text:style-name="T1">After running 'top' command, the report shows MATLAB is using 1-3% of the CPU and 31.3% of the memory. </text:span></text:p>
      <text:p text:style-name="P3"/>
      <text:p text:style-name="P3"/>
      <text:p text:style-name="P10">8. <text:s/>The Matlab executable is in the location: /usr/local/MATLAB/R2014b/bin. Matlab can be started without the full pathname f<text:span text:style-name="T2">rom </text:span>the command line becaus<text:span text:style-name="T2">e the option was selected to create symbolic links for Matlab during installation.</text:span></text:p>
      <text:p text:style-name="P10"/>
      <text:p text:style-name="P11">9. <text:s/>The<text:span text:style-name="T5"> directories that are searched for executable files are defined in the environment variable PATH. Enter at the command line: “echo $PATH” lists all the directories searched, and can be changed.</text:span></text:p>
      <text:p text:style-name="P11"/>
      <text:p text:style-name="P18">daniel@daniel-VirtualBox:~$ echo $PATH</text:p>
      <text:p text:style-name="P18">/usr/local/sbin:/usr/local/bin:/usr/sbin:/usr/bin:/sbin:/bin:/usr/games:/usr/local/games</text:p>
      <text:p text:style-name="P11"/>
      <text:p text:style-name="P12">10. <text:s/><text:span text:style-name="T3">daniel@daniel-VirtualBox:~$ cd Documents</text:span></text:p>
      <text:p text:style-name="P13">daniel@daniel-VirtualBox:~/Documents$ ls /bin /usr/bin | sort &gt; usefulprograms.txt</text:p>
      <text:p text:style-name="P13"/>
      <text:p text:style-name="P14">11.</text:p>
      <text:p text:style-name="P14"><text:span text:style-name="T4">daniel@daniel-VirtualBox:~$ echo $TERM</text:span></text:p>
      <text:p text:style-name="P15">xterm</text:p>
      <text:p text:style-name="P15">( the default terminal is xterm)</text:p>
      <text:p text:style-name="P15"/>
      <text:p text:style-name="P16">The TERM environment variable is set in in the file bash.bashrc located in the /etc directory. </text:p>
      <text:p text:style-name="P16"/>
      <text:p text:style-name="P16">12.</text:p>
      <text:p text:style-name="P17">daniel@daniel-VirtualBox:~$ echo $EDITOR</text:p>
      <text:p text:style-name="P17"></text:p>
      <text:p text:style-name="P17">daniel@daniel-VirtualBox:~$ export EDITOR="/usr/bin/nano"</text:p>
      <text:p text:style-name="P17">daniel@daniel-VirtualBox:~$ echo $EDITOR</text:p>
      <text:p text:style-name="P17">/usr/bin/nano</text:p>
      <text:p text:style-name="P17"/>
      <text:p text:style-name="P17">(*The first time echoing EDITOR returned a blank line, so no default editor was set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1:28:42.893175154</meta:creation-date>
    <dc:date>2015-02-20T00:42:44.208844102</dc:date>
    <meta:editing-duration>PT17M3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5" meta:paragraph-count="185" meta:word-count="1159" meta:character-count="10364" meta:non-whitespace-character-count="7192"/>
  </office:meta>
</office:document-meta>
</file>